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d9cc" officeooo:paragraph-rsid="0011d9cc"/>
    </style:style>
    <style:style style:name="P2" style:family="paragraph" style:parent-style-name="Standard">
      <style:paragraph-properties fo:text-align="start" style:justify-single-word="false"/>
      <style:text-properties fo:font-size="12pt" officeooo:rsid="0013749b" officeooo:paragraph-rsid="0013749b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3749b" officeooo:paragraph-rsid="0013749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37f46" officeooo:paragraph-rsid="00137f4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4b022" officeooo:paragraph-rsid="0014b02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921e" officeooo:paragraph-rsid="0015921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e06da" officeooo:paragraph-rsid="001e06d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61c9" officeooo:paragraph-rsid="001461c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d015" officeooo:paragraph-rsid="0014d01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5921e" officeooo:paragraph-rsid="0015921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e115" officeooo:paragraph-rsid="001de115" style:font-weight-asian="normal" style:font-weight-complex="normal"/>
    </style:style>
    <style:style style:name="P12" style:family="paragraph" style:parent-style-name="Standard" style:list-style-name="L12">
      <style:paragraph-properties fo:text-align="start" style:justify-single-word="false"/>
      <style:text-properties officeooo:paragraph-rsid="002316eb"/>
    </style:style>
    <style:style style:name="P13" style:family="paragraph" style:parent-style-name="Standard" style:list-style-name="L13">
      <style:paragraph-properties fo:text-align="start" style:justify-single-word="false"/>
      <style:text-properties officeooo:paragraph-rsid="002316eb"/>
    </style:style>
    <style:style style:name="P14" style:family="paragraph" style:parent-style-name="Standard" style:list-style-name="L17">
      <style:paragraph-properties fo:text-align="start" style:justify-single-word="false"/>
      <style:text-properties officeooo:paragraph-rsid="0026b297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3749b" officeooo:paragraph-rsid="0013749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749b" officeooo:paragraph-rsid="0013749b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13749b" officeooo:paragraph-rsid="0013749b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1461c9" officeooo:paragraph-rsid="001461c9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officeooo:rsid="0014d015" officeooo:paragraph-rsid="0014d015" style:font-weight-asian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weight="normal" officeooo:rsid="0018cc35" officeooo:paragraph-rsid="0018cc35" style:font-weight-asian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fo:font-weight="normal" officeooo:rsid="0019f2fc" officeooo:paragraph-rsid="0019f2fc" style:font-weight-asian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weight="normal" officeooo:rsid="0019f2fc" officeooo:paragraph-rsid="0019f2fc" style:font-weight-asian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normal" officeooo:rsid="001be0a5" officeooo:paragraph-rsid="001be0a5" style:font-weight-asian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2pt" fo:font-weight="normal" officeooo:rsid="001cb712" officeooo:paragraph-rsid="001cb712" style:font-weight-asian="normal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2pt" fo:font-weight="normal" officeooo:rsid="001cb712" officeooo:paragraph-rsid="001cb712" style:font-weight-asian="normal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2pt" fo:font-weight="normal" officeooo:rsid="001de115" officeooo:paragraph-rsid="001de115" style:font-weight-asian="normal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fo:font-weight="normal" officeooo:rsid="001f5dbb" officeooo:paragraph-rsid="001f5db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3749b" officeooo:paragraph-rsid="0013749b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5921e" officeooo:paragraph-rsid="0015921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62ed8" officeooo:paragraph-rsid="00162ed8" style:font-weight-asian="bold" style:font-weight-complex="bold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9f2fc" officeooo:paragraph-rsid="0019f2fc" style:font-style-asian="italic" style:font-weight-asian="normal" style:font-style-complex="italic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017f9" officeooo:paragraph-rsid="002017f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2017f9" officeooo:paragraph-rsid="002017f9" style:font-style-asian="normal" style:font-weight-asian="normal" style:font-style-complex="normal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2100e" officeooo:paragraph-rsid="0022100e" style:font-style-asian="normal" style:font-weight-asian="normal" style:font-style-complex="normal" style:font-weight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25e92" officeooo:paragraph-rsid="00225e92" style:font-style-asian="normal" style:font-weight-asian="normal" style:font-style-complex="normal" style:font-weight-complex="normal"/>
    </style:style>
    <style:style style:name="P36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2316eb" officeooo:paragraph-rsid="002316eb" style:font-style-asian="normal" style:font-weight-asian="normal" style:font-style-complex="normal" style:font-weight-complex="normal"/>
    </style:style>
    <style:style style:name="P37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47cf2" officeooo:paragraph-rsid="00247cf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247cf2" officeooo:paragraph-rsid="00247cf2" style:font-style-asian="normal" style:font-weight-asian="normal" style:font-style-complex="normal" style:font-weight-complex="normal"/>
    </style:style>
    <style:style style:name="P39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26b297" officeooo:paragraph-rsid="0026b297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bold" officeooo:rsid="002017f9" officeooo:paragraph-rsid="002017f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bold" officeooo:rsid="00247cf2" officeooo:paragraph-rsid="00247cf2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bold" officeooo:rsid="0024c5e8" officeooo:paragraph-rsid="0024c5e8" style:font-style-asian="normal" style:font-weight-asian="bold" style:font-style-complex="normal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461c9" officeooo:paragraph-rsid="001461c9"/>
    </style:style>
    <style:style style:name="P44" style:family="paragraph" style:parent-style-name="Standard" style:list-style-name="L17">
      <style:paragraph-properties fo:text-align="start" style:justify-single-word="false"/>
      <style:text-properties officeooo:rsid="0026b297" officeooo:paragraph-rsid="0026b297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13749b" style:font-weight-asian="normal" style:font-weight-complex="normal"/>
    </style:style>
    <style:style style:name="T3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2pt" fo:font-style="normal" fo:font-weight="normal" officeooo:rsid="002316eb" style:font-style-asian="normal" style:font-weight-asian="normal" style:font-style-complex="normal" style:font-weight-complex="normal"/>
    </style:style>
    <style:style style:name="T5" style:family="text">
      <style:text-properties fo:font-size="12pt" fo:font-style="normal" fo:font-weight="normal" officeooo:rsid="0026b297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316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Rules</text:p>
      <text:p text:style-name="P1"/>
      <text:p text:style-name="P2">Chess is a board game between two players where each player has perfect information. The player takes turn moving their pieces attempting to checkmate the opponent's king.</text:p>
      <text:p text:style-name="P2"/>
      <text:p text:style-name="P3">Board</text:p>
      <text:list xml:id="list2801670667" text:style-name="L1">
        <text:list-item>
          <text:p text:style-name="P15">The board consists of 64 squares, in an 8x8 grid.</text:p>
          <text:list>
            <text:list-item>
              <text:p text:style-name="P43"><text:span text:style-name="T2">T</text:span><text:span text:style-name="T1">he squares alternate in color. (black and white, or any other 2 colors)</text:span></text:p>
            </text:list-item>
          </text:list>
        </text:list-item>
        <text:list-item>
          <text:p text:style-name="P15">Each player controls sixteen pieces:</text:p>
          <text:list>
            <text:list-item>
              <text:p text:style-name="P15">1 King</text:p>
            </text:list-item>
            <text:list-item>
              <text:p text:style-name="P15">1 Queen</text:p>
            </text:list-item>
            <text:list-item>
              <text:p text:style-name="P15">2 Rooks</text:p>
            </text:list-item>
            <text:list-item>
              <text:p text:style-name="P15">2 Knights</text:p>
            </text:list-item>
            <text:list-item>
              <text:p text:style-name="P15">2 Bishops</text:p>
            </text:list-item>
            <text:list-item>
              <text:p text:style-name="P15">8 Pawns</text:p>
            </text:list-item>
          </text:list>
        </text:list-item>
      </text:list>
      <text:p text:style-name="P16"/>
      <text:p text:style-name="P3">Objective</text:p>
      <text:list xml:id="list58725433" text:style-name="L2">
        <text:list-item>
          <text:p text:style-name="P17">The objective is to checkmate the opponent's king.</text:p>
        </text:list-item>
        <text:list-item>
          <text:p text:style-name="P17">A checkmate is when: the opponent's King is under immediate attack ('check') and there is no way for it to escape.</text:p>
        </text:list-item>
        <text:list-item>
          <text:p text:style-name="P17">There are multiple ways for a game to draw. ('tie')</text:p>
        </text:list-item>
      </text:list>
      <text:p text:style-name="P16"/>
      <text:p text:style-name="P16"/>
      <text:p text:style-name="P4">Setup</text:p>
      <text:list xml:id="list3282556669" text:style-name="L3">
        <text:list-item>
          <text:p text:style-name="P18">The pieces from left to right are:</text:p>
          <text:list>
            <text:list-item>
              <text:p text:style-name="P18">Pawn, Pawn, Pawn, Pawn, Pawn, Pawn, Pawn, Pawn</text:p>
            </text:list-item>
            <text:list-item>
              <text:p text:style-name="P18">Rook, Knight, Bishop, Queen, King, Bishop, Knight, Rook</text:p>
            </text:list-item>
          </text:list>
        </text:list-item>
        <text:list-item>
          <text:p text:style-name="P18">The board is placed with a light square at the right-hand corner nearest to each player.</text:p>
        </text:list-item>
        <text:list-item>
          <text:p text:style-name="P18">The correct position of the queen is always: 'queen on her own color'</text:p>
          <text:list>
            <text:list-item>
              <text:p text:style-name="P18">White queen on white square. Black queen on black square.</text:p>
            </text:list-item>
          </text:list>
        </text:list-item>
      </text:list>
      <text:p text:style-name="P8"/>
      <text:p text:style-name="P5">Movement</text:p>
      <text:list xml:id="list3277175343" text:style-name="L4">
        <text:list-item>
          <text:p text:style-name="P19">White moves first, after which players alternate turns, moving one piece per turn.</text:p>
        </text:list-item>
        <text:list-item>
          <text:p text:style-name="P19">A piece is moved to either an unoccupied space or one occupied by an opponent's piece.</text:p>
          <text:list>
            <text:list-item>
              <text:p text:style-name="P19">Moving onto an opponent's piece captures the piece and removes it from play.</text:p>
            </text:list-item>
            <text:list-item>
              <text:p text:style-name="P19">Players cannot skip a turn</text:p>
            </text:list-item>
          </text:list>
        </text:list-item>
        <text:list-item>
          <text:p text:style-name="P19">Each piece has its own way of moving.</text:p>
        </text:list-item>
        <text:list-item>
          <text:p text:style-name="P19">Pieces are able to move according to their style if there are no intervening pieces of either color (except the Knight, which leaps over any intervening pieces).</text:p>
        </text:list-item>
        <text:list-item>
          <text:p text:style-name="P19">All pieces except the pawn can capture an enemy piece if it is located on a square that they would be able to move if the square was unoccupied.</text:p>
          <text:list>
            <text:list-item>
              <text:p text:style-name="P19">The pawn can capture pieces diagonally left and right to the piece.</text:p>
            </text:list-item>
          </text:list>
        </text:list-item>
      </text:list>
      <text:p text:style-name="P9"/>
      <text:p text:style-name="P6">Pieces</text:p>
      <text:p text:style-name="P10"/>
      <text:p text:style-name="P10"><text:tab/><text:span text:style-name="T6">King</text:span></text:p>
      <text:list xml:id="list1123722398" text:style-name="L5">
        <text:list-item>
          <text:p text:style-name="P20"><text:soft-page-break/>The king moves one square in any direction. The king is the most valuable piece - attacks on the king must be immediately countered, and if this is impossible, immediate loss of the game ensues.</text:p>
        </text:list-item>
        <text:list-item>
          <text:p text:style-name="P21">The king is involved in <text:span text:style-name="T7">castling.</text:span></text:p>
          <text:p text:style-name="P20"/>
        </text:list-item>
      </text:list>
      <text:p text:style-name="P6"><text:tab/>Rook</text:p>
      <text:list xml:id="list1443643087" text:style-name="L6">
        <text:list-item>
          <text:p text:style-name="P22">A rook can move any number of squares along a rank or file, but cannot leap over pieces.</text:p>
        </text:list-item>
        <text:list-item>
          <text:p text:style-name="P22">The rook is involved in <text:span text:style-name="T7">castling.</text:span></text:p>
          <text:p text:style-name="P31"/>
        </text:list-item>
      </text:list>
      <text:p text:style-name="P6"><text:tab/>Bishop</text:p>
      <text:list xml:id="list4008413271" text:style-name="L7">
        <text:list-item>
          <text:p text:style-name="P23">A bishop can move any number of squares diagonally, but cannot leap over other pieces.</text:p>
          <text:p text:style-name="P23"/>
        </text:list-item>
      </text:list>
      <text:p text:style-name="P30"><text:tab/>Queen</text:p>
      <text:list xml:id="list1970831353" text:style-name="L8">
        <text:list-item>
          <text:p text:style-name="P24">A queen combines the power of a rook and bishop and can move any number of squares along horizontally, vertically, or diagonally, but cannot leap over other pieces.</text:p>
          <text:p text:style-name="P24"/>
        </text:list-item>
      </text:list>
      <text:p text:style-name="P30"><text:tab/>Knight</text:p>
      <text:list xml:id="list2113478894" text:style-name="L9">
        <text:list-item>
          <text:p text:style-name="P25">A knight moves at an 'L' shape. The knight is the only piece that can leap over other pieces.</text:p>
          <text:list>
            <text:list-item>
              <text:p text:style-name="P25">Two squares vertically and one square horizontally</text:p>
            </text:list-item>
            <text:list-item>
              <text:p text:style-name="P25">Two squares horizontally and one square vertically</text:p>
              <text:p text:style-name="P25"/>
            </text:list-item>
          </text:list>
        </text:list-item>
      </text:list>
      <text:p text:style-name="P30"><text:tab/>Pawn</text:p>
      <text:list xml:id="list3241112847" text:style-name="L10">
        <text:list-item>
          <text:p text:style-name="P26">A pawn can move forward to the unoccupied space immediately in front of it in the same column.</text:p>
        </text:list-item>
        <text:list-item>
          <text:p text:style-name="P26">On its first move, a pawn can advance two squares in the column, provided it is unoccupied.</text:p>
        </text:list-item>
        <text:list-item>
          <text:p text:style-name="P26">A pawn can capture an opponent's piece on a square diagonally in front of it by moving to that square (black crosses).</text:p>
        </text:list-item>
        <text:list-item>
          <text:p text:style-name="P26">A pawn has two special moves: the <text:span text:style-name="T7">en passant</text:span> capture and <text:span text:style-name="T7">promotion</text:span>.</text:p>
        </text:list-item>
      </text:list>
      <text:p text:style-name="P11"/>
      <text:p text:style-name="P7">Check and Checkmate</text:p>
      <text:list xml:id="list673200831" text:style-name="L11">
        <text:list-item>
          <text:p text:style-name="P27">When a king is under immediate attack, it is said to be in <text:span text:style-name="T7">check</text:span><text:span text:style-name="T8">. A move in response to a check is legal only if it results in a position where the king is no longer in check.</text:span></text:p>
          <text:list>
            <text:list-item>
              <text:p text:style-name="P32">This involves capturing the checking piece; interposing a piece between the checking piece and the king (this is only possible if the attacking piece is a queen, rook, or bishop); or moving the king to a square where it is not under attack.</text:p>
            </text:list-item>
            <text:list-item>
              <text:p text:style-name="P32">Castling is not permissable under a check.</text:p>
            </text:list-item>
          </text:list>
        </text:list-item>
        <text:list-item>
          <text:p text:style-name="P32">Checkmate is when the opponent's king is in check, and there is no legal way to get it out of check.</text:p>
          <text:list>
            <text:list-item>
              <text:p text:style-name="P32">It is never legal for a player to make a move that puts or leaves the player's own king in check.</text:p>
            </text:list-item>
          </text:list>
        </text:list-item>
      </text:list>
      <text:p text:style-name="P33"/>
      <text:p text:style-name="P40">Castling</text:p>
      <text:list xml:id="list3847182013" text:style-name="L12">
        <text:list-item>
          <text:p text:style-name="P34">Once a game, each King can perform a move called 'castling'. Castling consists of moving the king two squares horizontally towards the player's rook, and placing the rook on the last square that the king crossed.</text:p>
        </text:list-item>
        <text:list-item>
          <text:p text:style-name="P34">Castling is permitted if the following conditions are met:</text:p>
          <text:list>
            <text:list-item>
              <text:p text:style-name="P35"><text:soft-page-break/>Neither the king nor the rook has previously moved during the game.</text:p>
            </text:list-item>
            <text:list-item>
              <text:p text:style-name="P35">There are no pieces between the king and the rook.</text:p>
            </text:list-item>
            <text:list-item>
              <text:p text:style-name="P35">The king is not in check, and will not pass through or land on any square attacked by an enemy piece.</text:p>
              <text:list>
                <text:list-item>
                  <text:p text:style-name="P35">Castling is still permitted if the rook is under attack, or if the rook crosses an attacked square.</text:p>
                </text:list-item>
              </text:list>
            </text:list-item>
          </text:list>
        </text:list-item>
        <text:list-item>
          <text:p text:style-name="P12"><text:span text:style-name="T4">Animation of castling: </text:span><text:a xlink:type="simple" xlink:href="https://upload.wikimedia.org/wikipedia/commons/5/55/ChessCastlingMovie_en.svg" office:name="Chess Castling" text:style-name="Internet_20_link" text:visited-style-name="Visited_20_Internet_20_Link"><text:span text:style-name="T9">Chess Castling</text:span></text:a></text:p>
          <text:list>
            <text:list-item>
              <text:list>
                <text:list-header>
                  <text:p text:style-name="P35"/>
                </text:list-header>
              </text:list>
            </text:list-item>
          </text:list>
        </text:list-item>
      </text:list>
      <text:p text:style-name="P40">En passant</text:p>
      <text:list xml:id="list1896997859" text:style-name="L13">
        <text:list-item>
          <text:p text:style-name="P36">When a pawn makes a two-setp advance from its starting position and there is an opponent's pawn on a square next to the destination square on an adjacent file, then the opponent's pawn can capture it <text:span text:style-name="T7">en passant</text:span> ('in passing) moving to the square the pawn passed over.</text:p>
        </text:list-item>
        <text:list-item>
          <text:p text:style-name="P13"><text:span text:style-name="T4">Animation of en passant: </text:span><text:a xlink:type="simple" xlink:href="https://en.wikipedia.org/wiki/Chess#/media/File:ChessPawnSpecialMoves.gif" text:style-name="Internet_20_link" text:visited-style-name="Visited_20_Internet_20_Link"><text:span text:style-name="T4">Chess en passant</text:span></text:a></text:p>
          <text:p text:style-name="P13"/>
        </text:list-item>
      </text:list>
      <text:p text:style-name="P40">Promotion</text:p>
      <text:list xml:id="list4184536917" text:style-name="L14">
        <text:list-item>
          <text:p text:style-name="P37">When a pawn advances to the 8th horizontal (8th rank), it is promoted and must be exchanged for a player's choice of queen, rook, or knight of the same color.</text:p>
        </text:list-item>
        <text:list-item>
          <text:p text:style-name="P37">There are no restriction on the piece promoted to, and it is possible to have more pieces of the same type than at the start of the game (e.g. 2 queens).</text:p>
        </text:list-item>
      </text:list>
      <text:p text:style-name="P38"/>
      <text:p text:style-name="P41">End of the Game</text:p>
      <text:p text:style-name="P42"><text:tab/>Win</text:p>
      <text:list xml:id="list3587044695" text:style-name="L16">
        <text:list-item>
          <text:p text:style-name="P39">There are four ways to win:</text:p>
          <text:list>
            <text:list-item>
              <text:p text:style-name="P39">Checkmate: The king is in check and the player has no legal move.</text:p>
            </text:list-item>
            <text:list-item>
              <text:p text:style-name="P39">Resignation: A player may resign, conceding the game to the opponent.</text:p>
            </text:list-item>
            <text:list-item>
              <text:p text:style-name="P39">Win on time: In games with a time control, a player wins if the opponent runs out of time.</text:p>
            </text:list-item>
            <text:list-item>
              <text:p text:style-name="P39">Forfeit: A player who cheats, violates the rules, or violates the rules of conduct specified for the particular tournament can be forfeited.</text:p>
            </text:list-item>
          </text:list>
        </text:list-item>
      </text:list>
      <text:p text:style-name="P42"><text:tab/>Draw</text:p>
      <text:list xml:id="list1695701345" text:style-name="L17">
        <text:list-item>
          <text:p text:style-name="P14"><text:span text:style-name="T5">There are six ways to draw:</text:span></text:p>
          <text:list>
            <text:list-item>
              <text:p text:style-name="P44"><text:span text:style-name="T3">Stalemate: If the player to move has no legal move, but is not in check, the position is a stalemate, and the game is drawn.</text:span></text:p>
            </text:list-item>
            <text:list-item>
              <text:p text:style-name="P44"><text:span text:style-name="T3">Dead position: If neither player is able to checkmate the other by any legal sequence of mvoes, the game is drawn.</text:span></text:p>
              <text:list>
                <text:list-item>
                  <text:p text:style-name="P44"><text:span text:style-name="T3">Ex. Only kings are on the board.</text:span></text:p>
                </text:list-item>
              </text:list>
            </text:list-item>
            <text:list-item>
              <text:p text:style-name="P44"><text:span text:style-name="T3">Draw by agreement: A draw can be reached by mutual agreement between the players.</text:span></text:p>
            </text:list-item>
            <text:list-item>
              <text:p text:style-name="P44"><text:span text:style-name="T3">Threefold repetition: This occurs when neither side can avoid making repeating moves without incurring a disadvantage. This is met through mutual agreement.</text:span></text:p>
            </text:list-item>
            <text:list-item>
              <text:p text:style-name="P44"><text:span text:style-name="T3">Fifty-move rule: If during the previous 50 moves no pawn has been moved and no capture has been made, either player can claim a draw.</text:span></text:p>
            </text:list-item>
            <text:list-item>
              <text:p text:style-name="P44"><text:span text:style-name="T3">Draw on time: In games with a time control, the game is drawn if a player is out of time and no sequence of legal moves would allow the opponent to checkmate the playe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95" meta:word-count="1184" meta:character-count="6125" meta:non-whitespace-character-count="5096"/>
  </office:meta>
</office:document-meta>
</file>